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AAAA+LiberationSans-Bold" svg:font-family="BAAAAA+LiberationSans-Bol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75.8pt"/>
    </style:style>
    <style:style style:name="co3" style:family="table-column">
      <style:table-column-properties fo:break-before="auto" style:column-width="105.31pt"/>
    </style:style>
    <style:style style:name="co4" style:family="table-column">
      <style:table-column-properties fo:break-before="auto" style:column-width="124.95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="0.74pt solid #000000"/>
      <style:text-properties style:font-name="Liberation Sans1" fo:font-size="10pt" fo:font-weight="normal" style:font-name-asian="BAAAAA+LiberationSans-Bold" style:font-size-asian="10pt" style:font-weight-asian="normal" style:font-name-complex="BAAAAA+LiberationSans-Bold" style:font-size-complex="10pt" style:font-weight-complex="normal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BAAAAA+LiberationSans-Bold" style:font-name-complex="BAAAAA+LiberationSans-Bold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P32-PoE_Rev_J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"/>
          <table:table-cell table:style-name="ce26"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0,R11,R12,R13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24,R46,</text:span>R47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3,R20</text:span>,R21</text:p>
          </table:table-cell>
          <table:table-cell table:number-columns-repeated="102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5,R6,R8,R14,R15,</text:span></text:p>
            <text:p><text:span text:style-name="T3">R31</text:span>,R35,R41</text:p>
          </table:table-cell>
          <table:table-cell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A1206</text:p>
          </table:table-cell>
          <table:table-cell table:style-name="ce11"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5.23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1,R2,R18,R19,R25,R32,</text:span></text:p>
            <text:p><text:span text:style-name="T3">R36,R37,</text:span>R39,R48,<text:span text:style-name="T4">R51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0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30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5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17,</text:span>R22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3">L1,</text:span>L3,L5</text:p>
          </table:table-cell>
          <table:table-cell table:number-columns-repeated="102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3">C4,</text:span>C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3">C8,C11,C14,C15</text:span>,</text:p>
            <text:p>C16,C18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3">C12,</text:span>C2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</text:p>
            <text:p>6.3x11mm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3">C1,C6,C7,C9,C10</text:span>,C1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<text:span text:style-name="T3">C3,</text:span>C2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1N5819S4(SOD-123)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3">D4,D6,D7,</text:span>D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N5822/SS34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<text:span text:style-name="T3">D1,</text:span>D3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3">Q2,</text:span>Q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3">FET1,FET2,</text:span>FET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6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SP32-WROOM-32E</text:p>
          </table:table-cell>
          <table:table-cell table:style-name="ce32" office:value-type="string" calcext:value-type="string">
            <text:p><text:span text:style-name="T2">ESP32-WROVER</text:span></text:p>
            <text:p><text:span text:style-name="T2">(WROOM)-</text:span></text:p>
            <text:p><text:span text:style-name="T2">UNIVERSAL_</text:span></text:p>
            <text:p><text:span text:style-name="T2">MODULE</text:span></text:p>
          </table:table-cell>
          <table:table-cell table:style-name="ce29"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TPS2376PW(TSSOP-8)</text:p>
          </table:table-cell>
          <table:table-cell table:style-name="ce11" office:value-type="string" calcext:value-type="string">
            <text:p>TSSOP-8</text:p>
          </table:table-cell>
          <table:table-cell table:style-name="ce11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DW02S</text:p>
          </table:table-cell>
          <table:table-cell table:style-name="ce29" office:value-type="string" calcext:value-type="string">
            <text:p>BAT1</text:p>
          </table:table-cell>
          <table:table-cell table:style-name="ce35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RJP-003TC1</text:p>
            <text:p>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Opened</text:p>
          </table:table-cell>
          <table:table-cell table:style-name="ce11" office:value-type="string" calcext:value-type="string">
            <text:p>SJ_1_SMALLER</text:p>
          </table:table-cell>
          <table:table-cell table:style-name="ce11"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4,R49</text:p>
          </table:table-cell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A(10R/R0402)</text:p>
          </table:table-cell>
          <table:table-cell table:style-name="ce29" office:value-type="string" calcext:value-type="string">
            <text:p>R0402</text:p>
          </table:table-cell>
          <table:table-cell table:style-name="ce29" office:value-type="string" calcext:value-type="string">
            <text:p>R45</text:p>
          </table:table-cell>
          <table:table-cell table:style-name="ce35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R/R0603)</text:p>
          </table:table-cell>
          <table:table-cell table:style-name="ce11" office:value-type="string" calcext:value-type="string">
            <text:p>R0603</text:p>
          </table:table-cell>
          <table:table-cell table:style-name="ce11"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k/R0402)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0pF/100V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1">NA(100nF/16V/10%/X7R/C0402</text:span>)</text:p>
          </table:table-cell>
          <table:table-cell table:style-name="ce29" office:value-type="string" calcext:value-type="string">
            <text:p>C0402</text:p>
          </table:table-cell>
          <table:table-cell table:style-name="ce29" office:value-type="string" calcext:value-type="string">
            <text:p>C28</text:p>
          </table:table-cell>
          <table:table-cell table:style-name="ce35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A(SN74LVC1G04DBVR(SOT23-5))</text:p>
          </table:table-cell>
          <table:table-cell table:style-name="ce29" office:value-type="string" calcext:value-type="string">
            <text:p>SOT-23-5</text:p>
          </table:table-cell>
          <table:table-cell table:style-name="ce29" office:value-type="string" calcext:value-type="string">
            <text:p>U8</text:p>
          </table:table-cell>
          <table:table-cell table:style-name="ce35"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3">EXT1,</text:span>EXT2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AAAA+LiberationSans-Bold" svg:font-family="BAAAAA+LiberationSans-Bol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_Rev_K-BOM(WROOM) </text:span></text:p>
        </style:region-center>
        <style:region-right>
          <text:p><text:span text:style-name="MT2"><text:date style:data-style-name="N2" text:date-value="2022-07-26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6:03:36.029261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7-26T16:20:41.390228854</dc:date>
    <meta:editing-duration>PT4H31M30S</meta:editing-duration>
    <meta:editing-cycles>87</meta:editing-cycles>
    <meta:document-statistic meta:table-count="1" meta:cell-count="300" meta:object-count="0"/>
  </office:meta>
</office:document-meta>
</file>